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0A40000000E4FCC79A5.png" manifest:media-type="image/png"/>
  <manifest:file-entry manifest:full-path="Pictures/1000424D0000111C0000017AA3B6EDFC.svg" manifest:media-type="image/svg+xml"/>
  <manifest:file-entry manifest:full-path="Pictures/10000001000000F00000000D883A6D93.png" manifest:media-type="image/png"/>
  <manifest:file-entry manifest:full-path="Pictures/100068970000191A0000015F48669C3D.svg" manifest:media-type="image/svg+xml"/>
  <manifest:file-entry manifest:full-path="Pictures/10000001000000C90000000EF6E62F2F.png" manifest:media-type="image/png"/>
  <manifest:file-entry manifest:full-path="Pictures/10005815000014FE0000017A20F88AD3.svg" manifest:media-type="image/svg+xml"/>
  <manifest:file-entry manifest:full-path="Pictures/10000001000000950000000EFE9D62CA.png" manifest:media-type="image/png"/>
  <manifest:file-entry manifest:full-path="Pictures/1000571B00000F880000017A3F17CEA0.svg" manifest:media-type="image/svg+xml"/>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0001000000990000000C866227DA.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95E900000B0300000598039C7A35.svg" manifest:media-type="image/svg+xml"/>
  <manifest:file-entry manifest:full-path="Pictures/100000010000001600000009F488EECB.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000100000007000000063DDCCEE8.png" manifest:media-type="image/png"/>
  <manifest:file-entry manifest:full-path="Pictures/100000010000009700000011ABE6BAC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06B0000000DD3C0673D.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7"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40"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2" style:family="paragraph" style:parent-style-name="Heading_20_3">
      <style:text-properties fo:font-weight="bold" officeooo:paragraph-rsid="0035ad6e" style:font-weight-asian="bold" style:font-weight-complex="bold"/>
    </style:style>
    <style:style style:name="P43" style:family="paragraph" style:parent-style-name="Text_20_body">
      <style:text-properties fo:font-weight="bold" officeooo:paragraph-rsid="006ee3eb" style:font-weight-asian="bold" style:font-weight-complex="bold"/>
    </style:style>
    <style:style style:name="P44" style:family="paragraph" style:parent-style-name="Standard">
      <style:text-properties officeooo:paragraph-rsid="005bbbb4"/>
    </style:style>
    <style:style style:name="P45" style:family="paragraph" style:parent-style-name="Standard">
      <style:text-properties officeooo:paragraph-rsid="006a783f"/>
    </style:style>
    <style:style style:name="P46" style:family="paragraph" style:parent-style-name="Standard">
      <style:text-properties officeooo:paragraph-rsid="006c43cf"/>
    </style:style>
    <style:style style:name="P47" style:family="paragraph" style:parent-style-name="Standard">
      <style:text-properties officeooo:paragraph-rsid="0074dd3d"/>
    </style:style>
    <style:style style:name="P48" style:family="paragraph" style:parent-style-name="Standard">
      <style:text-properties officeooo:paragraph-rsid="0076bacd"/>
    </style:style>
    <style:style style:name="P49" style:family="paragraph" style:parent-style-name="Standard">
      <style:text-properties officeooo:paragraph-rsid="0079dc64"/>
    </style:style>
    <style:style style:name="P50" style:family="paragraph" style:parent-style-name="Standard">
      <style:text-properties officeooo:paragraph-rsid="007f7011"/>
    </style:style>
    <style:style style:name="P51" style:family="paragraph" style:parent-style-name="Standard">
      <style:text-properties officeooo:paragraph-rsid="008d5537"/>
    </style:style>
    <style:style style:name="P52" style:family="paragraph" style:parent-style-name="Standard">
      <style:text-properties officeooo:rsid="008d8185" officeooo:paragraph-rsid="008d8185"/>
    </style:style>
    <style:style style:name="P53" style:family="paragraph" style:parent-style-name="Standard">
      <style:text-properties officeooo:paragraph-rsid="0097c420"/>
    </style:style>
    <style:style style:name="P54" style:family="paragraph" style:parent-style-name="Standard">
      <style:text-properties officeooo:paragraph-rsid="0099f0c4"/>
    </style:style>
    <style:style style:name="P55" style:family="paragraph" style:parent-style-name="Standard">
      <style:text-properties officeooo:paragraph-rsid="00a02fc2"/>
    </style:style>
    <style:style style:name="P56" style:family="paragraph" style:parent-style-name="Standard">
      <style:text-properties officeooo:rsid="00a64f1c" officeooo:paragraph-rsid="00a64f1c"/>
    </style:style>
    <style:style style:name="P57" style:family="paragraph" style:parent-style-name="Standard">
      <style:text-properties officeooo:rsid="00a64f1c" officeooo:paragraph-rsid="00a79332"/>
    </style:style>
    <style:style style:name="P58" style:family="paragraph" style:parent-style-name="Standard">
      <style:text-properties officeooo:rsid="00a64f1c" officeooo:paragraph-rsid="00aab78d"/>
    </style:style>
    <style:style style:name="P59" style:family="paragraph" style:parent-style-name="Standard">
      <style:text-properties fo:font-style="italic" officeooo:rsid="00a79332" officeooo:paragraph-rsid="00a79332" style:font-style-asian="italic" style:font-style-complex="italic"/>
    </style:style>
    <style:style style:name="P60" style:family="paragraph" style:parent-style-name="Standard">
      <style:text-properties fo:font-style="italic" officeooo:paragraph-rsid="0110aff5" style:font-style-asian="italic" style:font-style-complex="italic"/>
    </style:style>
    <style:style style:name="P61" style:family="paragraph" style:parent-style-name="Standard">
      <style:text-properties officeooo:rsid="00a79332" officeooo:paragraph-rsid="00a79332"/>
    </style:style>
    <style:style style:name="P62" style:family="paragraph" style:parent-style-name="Standard">
      <style:text-properties officeooo:paragraph-rsid="00afe42b"/>
    </style:style>
    <style:style style:name="P63" style:family="paragraph" style:parent-style-name="Standard">
      <style:text-properties officeooo:paragraph-rsid="00b60208"/>
    </style:style>
    <style:style style:name="P64" style:family="paragraph" style:parent-style-name="Standard">
      <style:text-properties officeooo:paragraph-rsid="00c5a25f"/>
    </style:style>
    <style:style style:name="P65" style:family="paragraph" style:parent-style-name="Standard">
      <style:text-properties officeooo:paragraph-rsid="00d5ec6e"/>
    </style:style>
    <style:style style:name="P66" style:family="paragraph" style:parent-style-name="Standard">
      <style:text-properties officeooo:paragraph-rsid="010235c9"/>
    </style:style>
    <style:style style:name="P67" style:family="paragraph" style:parent-style-name="Standard">
      <style:text-properties officeooo:paragraph-rsid="01027c75"/>
    </style:style>
    <style:style style:name="P68" style:family="paragraph" style:parent-style-name="Standard">
      <style:text-properties officeooo:paragraph-rsid="01036f6c"/>
    </style:style>
    <style:style style:name="P69" style:family="paragraph" style:parent-style-name="Standard">
      <style:text-properties officeooo:paragraph-rsid="010b2700"/>
    </style:style>
    <style:style style:name="P70" style:family="paragraph" style:parent-style-name="Standard">
      <style:text-properties officeooo:paragraph-rsid="010d6a1f"/>
    </style:style>
    <style:style style:name="P71" style:family="paragraph" style:parent-style-name="Standard">
      <style:text-properties officeooo:paragraph-rsid="00fe74e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text-properties officeooo:paragraph-rsid="015a466d"/>
    </style:style>
    <style:style style:name="P79" style:family="paragraph" style:parent-style-name="Standard">
      <style:text-properties officeooo:rsid="00289cc5" officeooo:paragraph-rsid="00289cc5"/>
    </style:style>
    <style:style style:name="P80" style:family="paragraph" style:parent-style-name="Standard">
      <style:text-properties officeooo:paragraph-rsid="0164749f"/>
    </style:style>
    <style:style style:name="P81" style:family="paragraph" style:parent-style-name="Standard">
      <style:text-properties officeooo:paragraph-rsid="016ae32e"/>
    </style:style>
    <style:style style:name="P82" style:family="paragraph" style:parent-style-name="Standard">
      <style:text-properties officeooo:paragraph-rsid="016d3ac1"/>
    </style:style>
    <style:style style:name="P83" style:family="paragraph" style:parent-style-name="Standard">
      <style:text-properties officeooo:paragraph-rsid="016da69d"/>
    </style:style>
    <style:style style:name="P84"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5"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7"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8"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9"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90" style:family="paragraph" style:parent-style-name="Standard">
      <style:text-properties style:text-position="0% 100%" fo:font-style="italic" officeooo:rsid="010d6a1f" officeooo:paragraph-rsid="0177d57a" style:font-style-asian="italic" style:font-style-complex="italic"/>
    </style:style>
    <style:style style:name="P91" style:family="paragraph" style:parent-style-name="Standard">
      <style:text-properties officeooo:paragraph-rsid="0170183b"/>
    </style:style>
    <style:style style:name="P92" style:family="paragraph" style:parent-style-name="Standard">
      <style:text-properties officeooo:paragraph-rsid="01751cf6"/>
    </style:style>
    <style:style style:name="P93" style:family="paragraph" style:parent-style-name="Standard">
      <style:text-properties officeooo:paragraph-rsid="0176c2bd"/>
    </style:style>
    <style:style style:name="P94" style:family="paragraph" style:parent-style-name="Standard">
      <style:text-properties officeooo:paragraph-rsid="017712f1"/>
    </style:style>
    <style:style style:name="P95" style:family="paragraph" style:parent-style-name="Standard">
      <style:text-properties officeooo:paragraph-rsid="0110aff5"/>
    </style:style>
    <style:style style:name="P96" style:family="paragraph" style:parent-style-name="Standard">
      <style:text-properties officeooo:paragraph-rsid="010f9cc7"/>
    </style:style>
    <style:style style:name="P97" style:family="paragraph" style:parent-style-name="Standard">
      <style:text-properties officeooo:paragraph-rsid="017d2c65"/>
    </style:style>
    <style:style style:name="P98" style:family="paragraph" style:parent-style-name="Standard">
      <style:text-properties officeooo:paragraph-rsid="01465fdb"/>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1"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2" style:family="paragraph" style:parent-style-name="Standard">
      <style:text-properties officeooo:paragraph-rsid="018c957f"/>
    </style:style>
    <style:style style:name="P103" style:family="paragraph" style:parent-style-name="Text_20_body">
      <style:paragraph-properties fo:text-align="start" style:justify-single-word="false"/>
      <style:text-properties officeooo:paragraph-rsid="0167839a"/>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text-properties officeooo:paragraph-rsid="01b5797b"/>
    </style:style>
    <style:style style:name="P109" style:family="paragraph" style:parent-style-name="Standard">
      <style:text-properties officeooo:paragraph-rsid="01b77334"/>
    </style:style>
    <style:style style:name="P110" style:family="paragraph" style:parent-style-name="Standard">
      <style:text-properties officeooo:paragraph-rsid="01bacd46"/>
    </style:style>
    <style:style style:name="P111" style:family="paragraph" style:parent-style-name="Standard">
      <style:text-properties officeooo:paragraph-rsid="01c0999f"/>
    </style:style>
    <style:style style:name="P112" style:family="paragraph" style:parent-style-name="Standard">
      <style:text-properties officeooo:paragraph-rsid="01c8dd63"/>
    </style:style>
    <style:style style:name="P113" style:family="paragraph" style:parent-style-name="Standard">
      <style:text-properties officeooo:paragraph-rsid="01d8e10c"/>
    </style:style>
    <style:style style:name="P114" style:family="paragraph" style:parent-style-name="Standard">
      <style:text-properties officeooo:paragraph-rsid="0196f54d"/>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19"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20"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21"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22"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23" style:family="paragraph" style:parent-style-name="Standard">
      <style:text-properties officeooo:paragraph-rsid="020756d9"/>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style:font-size-asian="13pt" style:font-size-complex="13pt"/>
    </style:style>
    <style:style style:name="T187" style:family="text">
      <style:text-properties fo:font-size="13pt" officeooo:rsid="0106a528" style:font-size-asian="13pt" style:font-size-complex="13pt"/>
    </style:style>
    <style:style style:name="T188" style:family="text">
      <style:text-properties fo:font-size="13pt" officeooo:rsid="0107ac55" style:font-size-asian="13pt" style:font-size-complex="13pt"/>
    </style:style>
    <style:style style:name="T189" style:family="text">
      <style:text-properties fo:font-size="13pt" officeooo:rsid="010a6eef" style:font-size-asian="13pt" style:font-size-complex="13pt"/>
    </style:style>
    <style:style style:name="T190" style:family="text">
      <style:text-properties fo:font-size="13pt" officeooo:rsid="010b2700" style:font-size-asian="13pt" style:font-size-complex="13pt"/>
    </style:style>
    <style:style style:name="T191" style:family="text">
      <style:text-properties fo:font-size="13pt" officeooo:rsid="01094fde" style:font-size-asian="13pt" style:font-size-complex="13pt"/>
    </style:style>
    <style:style style:name="T192" style:family="text">
      <style:text-properties fo:font-size="13pt" officeooo:rsid="010f9cc7" style:font-size-asian="13pt" style:font-size-complex="13pt"/>
    </style:style>
    <style:style style:name="T193" style:family="text">
      <style:text-properties fo:font-size="13pt" officeooo:rsid="01149854" style:font-size-asian="13pt" style:font-size-complex="13pt"/>
    </style:style>
    <style:style style:name="T194" style:family="text">
      <style:text-properties fo:font-size="13pt" officeooo:rsid="011989a9" style:font-size-asian="13pt" style:font-size-complex="13pt"/>
    </style:style>
    <style:style style:name="T195" style:family="text">
      <style:text-properties fo:font-size="13pt" officeooo:rsid="011afb0a" style:font-size-asian="13pt" style:font-size-complex="13pt"/>
    </style:style>
    <style:style style:name="T196" style:family="text">
      <style:text-properties fo:font-size="13pt" officeooo:rsid="0118835f" style:font-size-asian="13pt" style:font-size-complex="13pt"/>
    </style:style>
    <style:style style:name="T197" style:family="text">
      <style:text-properties fo:font-size="13pt" officeooo:rsid="019f228c" style:font-size-asian="13pt" style:font-size-complex="13pt"/>
    </style:style>
    <style:style style:name="T198" style:family="text">
      <style:text-properties fo:font-size="13pt" officeooo:rsid="01a1116f" style:font-size-asian="13pt" style:font-size-complex="13pt"/>
    </style:style>
    <style:style style:name="T199" style:family="text">
      <style:text-properties fo:font-size="13pt" officeooo:rsid="01a15e5f" style:font-size-asian="13pt" style:font-size-complex="13pt"/>
    </style:style>
    <style:style style:name="T200" style:family="text">
      <style:text-properties fo:font-size="13pt" officeooo:rsid="01a1d813" style:font-size-asian="13pt" style:font-size-complex="13pt"/>
    </style:style>
    <style:style style:name="T201" style:family="text">
      <style:text-properties fo:font-size="13pt" officeooo:rsid="01a2b506" style:font-size-asian="13pt" style:font-size-complex="13pt"/>
    </style:style>
    <style:style style:name="T202" style:family="text">
      <style:text-properties fo:font-size="13pt" officeooo:rsid="01a4a853" style:font-size-asian="13pt" style:font-size-complex="13pt"/>
    </style:style>
    <style:style style:name="T203" style:family="text">
      <style:text-properties fo:font-size="13pt" officeooo:rsid="01577bb0" style:font-size-asian="11.3500003814697pt" style:font-size-complex="13pt"/>
    </style:style>
    <style:style style:name="T204" style:family="text">
      <style:text-properties officeooo:rsid="001206a7"/>
    </style:style>
    <style:style style:name="T205" style:family="text">
      <style:text-properties officeooo:rsid="00120a87"/>
    </style:style>
    <style:style style:name="T206" style:family="text">
      <style:text-properties officeooo:rsid="0012536a"/>
    </style:style>
    <style:style style:name="T207" style:family="text">
      <style:text-properties officeooo:rsid="0014b531"/>
    </style:style>
    <style:style style:name="T208" style:family="text">
      <style:text-properties officeooo:rsid="0014eb05"/>
    </style:style>
    <style:style style:name="T209" style:family="text">
      <style:text-properties officeooo:rsid="00189efa"/>
    </style:style>
    <style:style style:name="T210" style:family="text">
      <style:text-properties officeooo:rsid="001a807a"/>
    </style:style>
    <style:style style:name="T211" style:family="text">
      <style:text-properties officeooo:rsid="001e05c6"/>
    </style:style>
    <style:style style:name="T212" style:family="text">
      <style:text-properties officeooo:rsid="001ffacf"/>
    </style:style>
    <style:style style:name="T213" style:family="text">
      <style:text-properties officeooo:rsid="0021cb38"/>
    </style:style>
    <style:style style:name="T214" style:family="text">
      <style:text-properties officeooo:rsid="00225be9"/>
    </style:style>
    <style:style style:name="T215" style:family="text">
      <style:text-properties officeooo:rsid="003a76fc"/>
    </style:style>
    <style:style style:name="T216" style:family="text">
      <style:text-properties officeooo:rsid="003b587d"/>
    </style:style>
    <style:style style:name="T217" style:family="text">
      <style:text-properties fo:font-weight="normal" officeooo:rsid="00496074" style:font-weight-asian="normal" style:font-weight-complex="normal"/>
    </style:style>
    <style:style style:name="T218" style:family="text">
      <style:text-properties fo:font-weight="normal" officeooo:rsid="004b510e" style:font-weight-asian="normal" style:font-weight-complex="normal"/>
    </style:style>
    <style:style style:name="T219" style:family="text">
      <style:text-properties officeooo:rsid="00472ca2"/>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136ced5" style:font-style-asian="italic" style:font-style-complex="italic"/>
    </style:style>
    <style:style style:name="T223" style:family="text">
      <style:text-properties fo:font-style="italic" officeooo:rsid="0137b22d" style:font-style-asian="italic" style:font-style-complex="italic"/>
    </style:style>
    <style:style style:name="T224" style:family="text">
      <style:text-properties officeooo:rsid="006a783f"/>
    </style:style>
    <style:style style:name="T225" style:family="text">
      <style:text-properties officeooo:rsid="0071ce1d"/>
    </style:style>
    <style:style style:name="T226" style:family="text">
      <style:text-properties fo:font-size="9pt" style:text-underline-style="none" fo:font-weight="bold" officeooo:rsid="007d43a8" style:font-size-asian="9pt" style:font-weight-asian="bold" style:font-size-complex="9pt" style:font-weight-complex="bold"/>
    </style:style>
    <style:style style:name="T227" style:family="text">
      <style:text-properties officeooo:rsid="009be16e"/>
    </style:style>
    <style:style style:name="T228" style:family="text">
      <style:text-properties officeooo:rsid="00d4aef2"/>
    </style:style>
    <style:style style:name="T229" style:family="text">
      <style:text-properties officeooo:rsid="00e65fe8"/>
    </style:style>
    <style:style style:name="T230" style:family="text">
      <style:text-properties fo:font-style="normal" officeooo:rsid="0136ced5" style:font-style-asian="normal" style:font-style-complex="normal"/>
    </style:style>
    <style:style style:name="T231" style:family="text">
      <style:text-properties officeooo:rsid="0118835f"/>
    </style:style>
    <style:style style:name="T232" style:family="text">
      <style:text-properties fo:font-size="20pt" style:font-size-asian="20pt" style:font-size-complex="20pt"/>
    </style:style>
    <style:style style:name="T233" style:family="text">
      <style:text-properties officeooo:rsid="0145efef"/>
    </style:style>
    <style:style style:name="T234" style:family="text">
      <style:text-properties officeooo:rsid="01460690"/>
    </style:style>
    <style:style style:name="T235" style:family="text">
      <style:text-properties officeooo:rsid="014b7680"/>
    </style:style>
    <style:style style:name="T236" style:family="text">
      <style:text-properties officeooo:rsid="014bee93"/>
    </style:style>
    <style:style style:name="T237" style:family="text">
      <style:text-properties officeooo:rsid="014c9893"/>
    </style:style>
    <style:style style:name="T238" style:family="text">
      <style:text-properties officeooo:rsid="014dedef"/>
    </style:style>
    <style:style style:name="T239" style:family="text">
      <style:text-properties officeooo:rsid="014faa1b"/>
    </style:style>
    <style:style style:name="T240" style:family="text">
      <style:text-properties officeooo:rsid="0150464c"/>
    </style:style>
    <style:style style:name="T241" style:family="text">
      <style:text-properties officeooo:rsid="01506ef8"/>
    </style:style>
    <style:style style:name="T242" style:family="text">
      <style:text-properties officeooo:rsid="0150c25b"/>
    </style:style>
    <style:style style:name="T243"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4"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45"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46"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47" style:family="text">
      <style:text-properties style:text-position="0% 100%" fo:font-size="13pt" fo:font-style="normal" officeooo:rsid="01b41512" style:font-size-asian="13pt" style:font-style-asian="normal" style:font-size-complex="13pt" style:font-style-complex="normal"/>
    </style:style>
    <style:style style:name="T248" style:family="text">
      <style:text-properties style:text-position="0% 100%" fo:font-size="13pt" fo:font-style="normal" officeooo:rsid="01b5797b" style:font-size-asian="13pt" style:font-style-asian="normal" style:font-size-complex="13pt" style:font-style-complex="normal"/>
    </style:style>
    <style:style style:name="T249"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0"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51"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52"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53"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54"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55"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56"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57"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58" style:family="text">
      <style:text-properties style:text-position="0% 100%" fo:font-size="13pt" fo:font-style="italic" officeooo:rsid="011dda57" style:font-size-asian="13pt" style:font-style-asian="italic" style:font-size-complex="13pt" style:font-style-complex="italic"/>
    </style:style>
    <style:style style:name="T259" style:family="text">
      <style:text-properties style:text-position="0% 100%" fo:font-size="13pt" officeooo:rsid="01a4a853" style:font-size-asian="13pt" style:font-size-complex="13pt"/>
    </style:style>
    <style:style style:name="T260"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61"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62"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63"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64"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65"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66" style:family="text">
      <style:text-properties style:text-position="0% 100%" style:font-name="Liberation Serif" officeooo:rsid="01b00575"/>
    </style:style>
    <style:style style:name="T267" style:family="text">
      <style:text-properties style:text-position="0% 100%" officeooo:rsid="0204ca85"/>
    </style:style>
    <style:style style:name="T268" style:family="text">
      <style:text-properties style:text-position="0% 100%" officeooo:rsid="02064439"/>
    </style:style>
    <style:style style:name="T269" style:family="text">
      <style:text-properties style:text-position="0% 100%" officeooo:rsid="0206ea03"/>
    </style:style>
    <style:style style:name="T270" style:family="text">
      <style:text-properties officeooo:rsid="0187f908"/>
    </style:style>
    <style:style style:name="T271" style:family="text">
      <style:text-properties officeooo:rsid="01a4a853"/>
    </style:style>
    <style:style style:name="T272" style:family="text">
      <style:text-properties officeooo:rsid="01ae5210"/>
    </style:style>
    <style:style style:name="T273" style:family="text">
      <style:text-properties officeooo:rsid="01b00575"/>
    </style:style>
    <style:style style:name="T274" style:family="text">
      <style:text-properties officeooo:rsid="01b270d1"/>
    </style:style>
    <style:style style:name="T275" style:family="text">
      <style:text-properties officeooo:rsid="01e89bea"/>
    </style:style>
    <style:style style:name="T276" style:family="text">
      <style:text-properties officeooo:rsid="01f20825"/>
    </style:style>
    <style:style style:name="T277" style:family="text">
      <style:text-properties officeooo:rsid="0204ca85"/>
    </style:style>
    <style:style style:name="T278" style:family="text">
      <style:text-properties officeooo:rsid="02064439"/>
    </style:style>
    <style:style style:name="T279" style:family="text">
      <style:text-properties officeooo:rsid="0206ea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9"/>
      <text:p text:style-name="P36"/>
      <text:p text:style-name="P37">A Mathematical Approach To Compilers</text:p>
      <text:p text:style-name="P41"><text:span text:style-name="T232">Cameron Haynes</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Abstract</text:p>
      <text:p text:style-name="P78"><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8"><text:span text:style-name="T34"/></text:p>
      <text:p text:style-name="P38">Index</text:p>
      <text:list text:style-name="L1">
        <text:list-item>
          <text:p text:style-name="P118">Introduction</text:p>
        </text:list-item>
        <text:list-item>
          <text:p text:style-name="P118">The Halting Problem</text:p>
        </text:list-item>
        <text:list-item>
          <text:p text:style-name="P118">Complexity Theory</text:p>
        </text:list-item>
        <text:list-item>
          <text:p text:style-name="P118">Formal Grammars and Parsing <text:s/></text:p>
        </text:list-item>
        <text:list-item>
          <text:p text:style-name="P118"><text:span text:style-name="T228">T</text:span>ype Systems, Logic, and Lambda Calculus</text:p>
        </text:list-item>
        <text:list-item>
          <text:p text:style-name="P119">Graph Theory in Compiler Design</text:p>
        </text:list-item>
        <text:list-item>
          <text:p text:style-name="P119">Linear, Integer <text:span text:style-name="T233">And Dynamic Programming</text:span></text:p>
        </text:list-item>
        <text:list-item>
          <text:p text:style-name="P119">Lambda Calculus as an Intermediate Representation (IR)</text:p>
        </text:list-item>
        <text:list-item>
          <text:p text:style-name="P120">Conclusion</text:p>
        </text:list-item>
        <text:list-item>
          <text:p text:style-name="P121">References </text:p>
        </text:list-item>
        <text:list-item>
          <text:p text:style-name="P122"><text:span text:style-name="T270">Appendices</text:span><text:span text:style-name="T203"> </text:span></text:p>
        </text:list-item>
      </text:list>
      <text:p text:style-name="P78"><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4">However we do have to briefly cover the concept of a compiler. </text:span><text:span text:style-name="T214">A</text:span><text:span text:style-name="T206">s defined by Bashir S. Abubakar Et Al (2021) “A compiler is a computer system software that transfigures source code into an intermediate code which afterwards transformed into target code without </text:span><text:soft-page-break/><text:span text:style-name="T206">altering the meaning of the source code”. </text:span><text:span text:style-name="T207">Source code is referring to the code the developers write, the words in English </text:span><text:span text:style-name="T208">and the formatting rules which come alongside </text:span><text:span text:style-name="T207">(eg: printf(“Hello World!”); ). </text:span><text:span text:style-name="T209">The </text:span><text:span text:style-name="T211">target</text:span><text:span text:style-name="T209"> code usually refers to assembly (ASM) code, </text:span><text:span text:style-name="T210">the ASM can vary widely depending on CPU architecture : (x86: mov eax, 5, ARM: mov r7,#4) . </text:span><text:span text:style-name="T212">In some compilers the language will first compile to a different set of high level code such as Python which first compiles to C then to target code, </text:span><text:span text:style-name="T213">this is referred to as the </text:span><text:span text:style-name="T206">intermediate </text:span><text:span text:style-name="T213">code.</text:span></text:p>
      <text:p text:style-name="P2"/>
      <text:p text:style-name="P29">The Halting Problem</text:p>
      <text:p text:style-name="P6"><text:span text:style-name="T215">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6">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9"><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9"><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2" text:outline-level="3"><text:span text:style-name="Strong_20_Emphasis"><text:span text:style-name="T2">Complexity Theory</text:span></text:span></text:h>
      <text:p text:style-name="P80"><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3"><draw:frame text:anchor-type="as-char" svg:y="-0.339cm" draw:z-index="0" draw:name="Shape1" draw:style-name="gr8" draw:text-style-name="P124"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80"><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4"><text:soft-page-break/><text:span text:style-name="Strong_20_Emphasis"><text:span text:style-name="T98"/></text:span></text:p>
      <text:p text:style-name="P44"><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6"><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18"/></text:span></text:p>
      <text:p text:style-name="P8"><text:span text:style-name="Strong_20_Emphasis"><text:span text:style-name="T217"/></text:span></text:p>
      <text:p text:style-name="P43"><text:span text:style-name="Strong_20_Emphasis"><text:span text:style-name="T3">Formal Grammars and Parsing</text:span></text:span></text:p>
      <text:p text:style-name="P47"><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50"><text:span text:style-name="Strong_20_Emphasis"><text:span text:style-name="T48"/></text:span></text:p>
      <text:p text:style-name="P47"><text:span text:style-name="Strong_20_Emphasis"><text:span text:style-name="T49">For an example we could use:</text:span></text:span></text:p>
      <text:p text:style-name="P103"><text:span text:style-name="Source_20_Text"><text:span text:style-name="T249"><draw:frame text:anchor-type="as-char" svg:y="-0.307cm" draw:z-index="1" draw:name="Shape2" draw:style-name="gr8" draw:text-style-name="P124"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3"><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7"><text:span text:style-name="Strong_20_Emphasis"><text:span text:style-name="T49"/></text:span></text:p>
      <text:p text:style-name="P81"><text:span text:style-name="Strong_20_Emphasis"><text:span text:style-name="T55">To represent it in its most simplistic mathematical form: </text:span></text:span><text:span text:style-name="Strong_20_Emphasis"><text:span text:style-name="T250"><draw:frame text:anchor-type="as-char" svg:y="-0.307cm" draw:z-index="2" draw:name="Shape3" draw:style-name="gr8" draw:text-style-name="P124"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0"><draw:frame text:anchor-type="as-char" svg:y="-0.191cm" draw:z-index="3" draw:name="Shape4" draw:style-name="gr8" draw:text-style-name="P124"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0"><draw:frame text:anchor-type="as-char" svg:y="-0.314cm" draw:z-index="4" draw:name="Shape5" draw:style-name="gr8" draw:text-style-name="P124"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0"><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7"><text:soft-page-break/><text:span text:style-name="Strong_20_Emphasis"><text:span text:style-name="T49"/></text:span></text:p>
      <text:p text:style-name="P48"><text:span text:style-name="Strong_20_Emphasis"><text:span text:style-name="T50">We have these grammars in order for our compilers to have a set of rules to compare the code with in order to check for code quality / correctness.</text:span></text:span></text:p>
      <text:p text:style-name="P48"><text:span text:style-name="Strong_20_Emphasis"><text:span text:style-name="T50"/></text:span></text:p>
      <text:p text:style-name="P49"><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9"><text:span text:style-name="Strong_20_Emphasis"><text:span text:style-name="T59"/></text:span></text:p>
      <text:p text:style-name="P31"><text:span text:style-name="Strong_20_Emphasis">Type Systems, Logic, and Lambda Calculus</text:span></text:p>
      <text:p text:style-name="P51"><text:span text:style-name="T5"/></text:p>
      <text:p text:style-name="P52"><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2"><text:span text:style-name="T11"/></text:p>
      <text:p text:style-name="P82"><text:span text:style-name="T11">W</text:span><text:span text:style-name="T12">e can represent the judgment of a variables type at compile time as follows: </text:span><text:span text:style-name="T251"><draw:frame text:anchor-type="as-char" svg:y="-0.328cm" draw:z-index="5" draw:name="Shape6" draw:style-name="gr8" draw:text-style-name="P124"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4"><draw:frame text:anchor-type="as-char" svg:y="-0.286cm" draw:z-index="6" draw:name="Shape7" draw:style-name="gr8" draw:text-style-name="P12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4"><draw:frame text:anchor-type="as-char" svg:y="-0.293cm" draw:z-index="8" draw:name="Shape8" draw:style-name="gr8" draw:text-style-name="P124"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4"><text:s/></text:span><text:span text:style-name="T111">: </text:span><text:span text:style-name="T112">refers to the fact that</text:span><text:span text:style-name="T111"> </text:span><text:span text:style-name="T112">in the environment of </text:span><text:span text:style-name="T255"><draw:frame text:anchor-type="as-char" svg:y="-0.286cm" draw:z-index="7" draw:name="Shape9" draw:style-name="gr8" draw:text-style-name="P12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45"><draw:frame text:anchor-type="as-char" svg:y="-0.219cm" draw:z-index="9" draw:name="Shape10" draw:style-name="gr8" draw:text-style-name="P12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56"><draw:frame text:anchor-type="as-char" svg:y="-0.219cm" draw:z-index="10" draw:name="Shape11" draw:style-name="gr8" draw:text-style-name="P12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3"><text:span text:style-name="T113"/></text:p>
      <text:p text:style-name="P83"><text:span text:style-name="T114">For further context, the type environment is expressed as such: </text:span><text:span text:style-name="T257"><draw:frame text:anchor-type="as-char" svg:y="-0.323cm" draw:z-index="11" draw:name="Shape12" draw:style-name="gr8" draw:text-style-name="P124"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4"><text:span text:style-name="T114"/></text:p>
      <text:p text:style-name="P55"><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5"><text:span text:style-name="T119"/></text:p>
      <text:p text:style-name="P56"><text:span text:style-name="T119">I</text:span><text:span text:style-name="T110">n Lisp we have the code:</text:span></text:p>
      <text:p text:style-name="P11">(let ((add (lambda (x) (lambda (y) (+ x y)))))</text:p>
      <text:p text:style-name="P11"><text:s text:c="3"/>(funcall (add 2) 3))</text:p>
      <text:p text:style-name="P61"><text:span text:style-name="T4"/></text:p>
      <text:p text:style-name="P4"><text:soft-page-break/>Which can then be written as in standard LC </text:p>
      <text:p text:style-name="P84"><draw:frame text:anchor-type="as-char" svg:y="-0.314cm" draw:z-index="12" draw:name="Shape13" draw:style-name="gr8" draw:text-style-name="P124"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9"><text:span text:style-name="T4"/></text:p>
      <text:p text:style-name="P14">Of which can be reduced down programmatically to the steps below:</text:p>
      <text:p text:style-name="P12"><text:s/>(λx. λy. x + y) 2 3 </text:p>
      <text:p text:style-name="P12"><text:s/>(λy. 2 + y) 3 </text:p>
      <text:p text:style-name="P12"><text:s/>2 + 3 = 5 </text:p>
      <text:p text:style-name="P59"><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7"><text:span text:style-name="T4"/></text:p>
      <text:p text:style-name="P5">The definition of the syntax within LC can be defined , in accordance with Backus Naur Form (BNF), as such:</text:p>
      <text:p text:style-name="P89"><draw:frame text:anchor-type="as-char" svg:y="-0.339cm" draw:z-index="13" draw:name="Shape14" draw:style-name="gr8" draw:text-style-name="P124"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2"><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8"><text:span text:style-name="T4"/></text:p>
      <text:p text:style-name="P30"><text:span text:style-name="Strong_20_Emphasis">Graph Theory in Compiler Design</text:span></text:p>
      <text:p text:style-name="P63"><text:span text:style-name="Strong_20_Emphasis"><text:span text:style-name="T16"/></text:span></text:p>
      <text:p text:style-name="P91"><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52"><draw:frame text:anchor-type="as-char" svg:y="-0.314cm" draw:z-index="14" draw:name="Shape15" draw:style-name="gr8" draw:text-style-name="P124"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3"><text:span text:style-name="Strong_20_Emphasis"><text:span text:style-name="T18"/></text:span></text:p>
      <text:p text:style-name="P64"><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4"><text:span text:style-name="Strong_20_Emphasis"><text:span text:style-name="T22"><text:s/></text:span></text:span></text:p>
      <text:p text:style-name="P92"><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53"><draw:frame text:anchor-type="as-char" svg:y="-0.339cm" draw:z-index="15" draw:name="Shape16" draw:style-name="gr8" draw:text-style-name="P124"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53">.</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5"><text:span text:style-name="Strong_20_Emphasis"><text:span text:style-name="T29"/></text:span></text:p>
      <text:p text:style-name="P65"><text:span text:style-name="Strong_20_Emphasis"><text:span text:style-name="T29"/></text:span></text:p>
      <text:p text:style-name="P93"><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54"><draw:frame text:anchor-type="as-char" svg:y="-0.314cm" draw:z-index="16" draw:name="Shape17" draw:style-name="gr8" draw:text-style-name="P124"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4"><text:span text:style-name="Strong_20_Emphasis"><text:span text:style-name="T125"/></text:span></text:p>
      <text:p text:style-name="P32"/>
      <text:p text:style-name="P32">Linear, Integer <text:span text:style-name="T234">And Dynamic Programming</text:span>:</text:p>
      <text:p text:style-name="P68"><text:span text:style-name="Strong_20_Emphasis"><text:span text:style-name="T128"/></text:span></text:p>
      <text:p text:style-name="P68"><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6">”. </text:span><text:span text:style-name="T187">The primary objective of </text:span><text:span text:style-name="T188">these optimisations is to minimise Fetch, Decode, Execute cycles on the CPU and to minimise memory usage.</text:span></text:p>
      <text:p text:style-name="P68"><text:span text:style-name="T188"/></text:p>
      <text:p text:style-name="P76"><text:span text:style-name="T188">I</text:span><text:span text:style-name="T191">n the case of LP we can use a method of calculation called Simplex. </text:span><text:span text:style-name="T189">This works as such on linear program in the canonical form ; </text:span><text:span text:style-name="T190">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9"><text:span text:style-name="T144"/></text:p>
      <text:p text:style-name="P94"><text:span text:style-name="Strong_20_Emphasis"><text:span text:style-name="T246"><draw:frame text:anchor-type="as-char" svg:y="-0.318cm" draw:z-index="17" draw:name="Shape18" draw:style-name="gr8" draw:text-style-name="P12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4"><text:span text:style-name="Strong_20_Emphasis"><text:span text:style-name="T246"/></text:span></text:p>
      <text:p text:style-name="P70"><text:span text:style-name="Strong_20_Emphasis"><text:span text:style-name="T140">Constraints (Registers cannot hold more than one piece of data simultaneously)</text:span></text:span></text:p>
      <text:p text:style-name="P90"><draw:frame text:anchor-type="as-char" svg:y="-1.138cm" draw:z-index="18" draw:name="Shape19" draw:style-name="gr8" draw:text-style-name="P124"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1"><text:span text:style-name="T189"/></text:p>
      <text:p text:style-name="P23">Next is converting the inequalities to equalities via adding slack variables to our constraints </text:p>
      <text:p text:style-name="P96"><text:span text:style-name="T192">(</text:span><text:span text:style-name="T80">s</text:span><text:span text:style-name="T78">1​,s2​,s3</text:span><text:span text:style-name="T192">):</text:span></text:p>
      <text:p text:style-name="P87"><draw:frame text:anchor-type="as-char" svg:y="-1.147cm" draw:z-index="19" draw:name="Shape20" draw:style-name="gr8" draw:text-style-name="P124"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5"/>
      <text:p text:style-name="P95"><text:span text:style-name="T192"/></text:p>
      <text:p text:style-name="P72"><text:span text:style-name="T193">Objective n</text:span><text:span text:style-name="T186">ow becomes:</text:span></text:p>
      <text:p text:style-name="P86"><draw:frame text:anchor-type="as-char" svg:y="-0.318cm" draw:z-index="20" draw:name="Shape21" draw:style-name="gr8" draw:text-style-name="P12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60"><text:span text:style-name="T192"/></text:p>
      <text:p text:style-name="P73"><text:span text:style-name="T192">W</text:span><text:span text:style-name="T186">ith the Initial Simplex Tableau (IST)</text:span></text:p>
      <text:p text:style-name="P73"><text:span text:style-name="T18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1">2</text:span></text:p>
            </table:table-cell>
            <table:table-cell table:style-name="Table1.A1" office:value-type="string">
              <text:p text:style-name="Table_20_Heading">s<text:span text:style-name="T231">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86"/></text:p>
      <text:p text:style-name="P74"><text:span text:style-name="T196">Look for lowest value in Row Z </text:span><text:span text:style-name="T194">to find the first pivot variab</text:span><text:span text:style-name="T195">le</text:span><text:span text:style-name="T194"> </text:span><text:span text:style-name="T196">, as its a tie between </text:span><text:span text:style-name="T194">4 values</text:span><text:span text:style-name="T196">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4"><text:span text:style-name="T146"/></text:p>
      <text:p text:style-name="P74"><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46"/></text:p>
      <text:p text:style-name="P74"><text:span text:style-name="T146"/></text:p>
      <text:p text:style-name="P97"><text:span text:style-name="T146">T</text:span><text:span text:style-name="T147">he pivot is then performed repeatedly until all slack variable rows are replaced with basic variables which leads to the solution</text:span><text:span text:style-name="T83"> </text:span><text:span text:style-name="T258"><draw:frame text:anchor-type="as-char" svg:y="-0.31cm" draw:z-index="21" draw:name="Shape22" draw:style-name="gr8" draw:text-style-name="P124"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5"><text:span text:style-name="T148"/></text:p>
      <text:p text:style-name="P77"><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1">x=(1,0,0,1) assign v1​,v4​ </text:span><text:span text:style-name="T222">to registers </text:span><text:span text:style-name="T230">and</text:span><text:span text:style-name="T222"> </text:span><text:span text:style-name="T221">x=(0,1,0,1) → assign v2​,v4 </text:span><text:span text:style-name="T223">to registers.</text:span></text:p>
      <text:p text:style-name="P16"><text:s/></text:p>
      <text:p text:style-name="P17">Dynamic programming (DP) is: “an optimization approach that transforms a complex problem into a sequence of simpler problems” Massachusetts Institute of Technology (n.d.). <text:span text:style-name="T235">Therefore DP is a method of decomposition of which can be applied to a compiler. This is done by implementing the DP to optimise IR transformations and instruction scheduling </text:span><text:span text:style-name="T236">such as avoiding redundant calculations in the IR by memoizing expressions to avoid re-computation of said redundant values. </text:span><text:span text:style-name="T237">DP can also be applied in the form of global value numbering, avoiding re-evaluations by tracking equivalent expressions. </text:span><text:span text:style-name="T238">This </text:span><text:span text:style-name="T241">will </text:span><text:span text:style-name="T238">allow for another layer of code redundancy checking </text:span><text:span text:style-name="T239">as well as applying DP to find the lowest latency path through logic within a program </text:span><text:span text:style-name="T240">via tracking control flow probabilities, </text:span><text:span text:style-name="T242">this is refereed to as trace scheduling.</text:span></text:p>
      <text:p text:style-name="P32"/>
      <text:p text:style-name="P33">Lambda Calculus as an Intermediate Representation (IR)</text:p>
      <text:p text:style-name="P18"/>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6">and so forth. </text:span><text:span text:style-name="T197">Intermediate representations are used due to the compilation process becoming more modular as a result of such a system due to it acting as a common language, </text:span><text:span text:style-name="T198">in theory allowing for compilers to support multiple source languages.</text:span></text:p>
      <text:p text:style-name="P104"><text:soft-page-break/><text:span text:style-name="T198"/></text:p>
      <text:p text:style-name="P106"><text:span text:style-name="T199">Lambda calculus can be a strong option for an IR due to its simplicity, only having variables, function definitions and function calls, </text:span><text:span text:style-name="T200">allowing for a simple process to convert the LC to assembly </text:span><text:span text:style-name="T201">meaning that optimisations can be performed in a more simple process</text:span><text:span text:style-name="T200">. </text:span><text:span text:style-name="T202">As well as this any optimisations can be proven correct due to its mathematical foundation such as the Church–Rosser theorem which states: </text:span></text:p>
      <text:p text:style-name="P106"><text:span text:style-name="T202">“ </text:span><text:span text:style-name="T259"><draw:frame text:anchor-type="as-char" svg:y="-0.319cm" draw:z-index="22" draw:name="Shape23" draw:style-name="gr8" draw:text-style-name="P124"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2">” - Gavanelli, M. and Mancini, T. (2010).</text:span></text:p>
      <text:p text:style-name="P19">As well as this LC lacks side effects in code changes within optimisations as proven by the <text:s/><text:span text:style-name="T271">Church–Rosser theorem. </text:span>LC is also a mathematical framework that already supports higher-order functions as well as being of a uniform representation, referring to everything in LC being an expression. <text:span text:style-name="T272">LC has a single rule for transformation of expressions known as variable substitution as well as one blueprint for defining functions </text:span><text:span text:style-name="T273">(</text:span><text:span text:style-name="T272">Rojas, R. (n.d.</text:span><text:span text:style-name="T273">)) which combined with the other aspects of LC allows for LC to work seamlessly as an IR.</text:span></text:p>
      <text:p text:style-name="P19"/>
      <text:p text:style-name="P20"><text:span text:style-name="T274">Expressions</text:span> in LC are defined recursively as follows: </text:p>
      <text:p text:style-name="P20"/>
      <text:p text:style-name="P88"><draw:frame text:anchor-type="as-char" svg:y="-0.859cm" draw:z-index="35" draw:name="Shape24" draw:style-name="gr8" draw:text-style-name="P124"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8"><text:span text:style-name="T165">With bounds being able to be expressed simply within expression definitions, an example would be </text:span><text:span text:style-name="T247"><draw:frame text:anchor-type="as-char" svg:y="-0.296cm" draw:z-index="23" draw:name="Shape25" draw:style-name="gr8" draw:text-style-name="P124"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47"><draw:frame text:anchor-type="as-char" svg:y="-0.191cm" draw:z-index="24" draw:name="Shape26" draw:style-name="gr8" draw:text-style-name="P124"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47"><text:s/>is bound. If a variable is not bound it is considered free with an expression not being preceded by a </text:span><text:span text:style-name="T247"><draw:frame text:anchor-type="as-char" svg:y="-0.296cm" draw:z-index="25" draw:name="Shape27" draw:style-name="gr8" draw:text-style-name="P124"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47"><text:s/>also being considered free. </text:span><text:span text:style-name="T248">An example of a free variable would be </text:span><text:span text:style-name="Source_20_Text"><text:span text:style-name="T248"><draw:frame text:anchor-type="as-char" svg:y="-0.296cm" draw:z-index="26" draw:name="Shape28" draw:style-name="gr8" draw:text-style-name="P124"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0">. </text:span></text:span><text:span text:style-name="Source_20_Text"><text:span text:style-name="T260"><draw:frame text:anchor-type="as-char" svg:y="-0.208cm" draw:z-index="27" draw:name="Shape29" draw:style-name="gr8" draw:text-style-name="P124"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0"><text:s/>is free as </text:span></text:span><text:span text:style-name="Source_20_Text"><text:span text:style-name="T260"><draw:frame text:anchor-type="as-char" svg:y="-0.328cm" draw:z-index="28" draw:name="Shape30" draw:style-name="gr8" draw:text-style-name="P124"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0"><text:s/>binds </text:span></text:span><text:span text:style-name="Source_20_Text"><text:span text:style-name="T260"><draw:frame text:anchor-type="as-char" svg:y="-0.191cm" draw:z-index="29" draw:name="Shape31" draw:style-name="gr8" draw:text-style-name="P124"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0"><text:s/>to the scope of </text:span></text:span><text:span text:style-name="Source_20_Text"><text:span text:style-name="T260"><draw:frame text:anchor-type="as-char" svg:y="-0.208cm" draw:z-index="30" draw:name="Shape32" draw:style-name="gr8" draw:text-style-name="P124"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0"><text:s/>however y is not included within the definition of the bind.</text:span></text:span></text:p>
      <text:p text:style-name="P108"><text:span text:style-name="Source_20_Text"><text:span text:style-name="T260"/></text:span></text:p>
      <text:p text:style-name="P110"><text:span text:style-name="Source_20_Text"><text:span text:style-name="T261">Calculations can be performed in LC. As an example say we wish to define a set of </text:span></text:span><text:span text:style-name="Source_20_Text"><text:span text:style-name="T261"><draw:frame text:anchor-type="as-char" svg:y="-0.328cm" draw:z-index="31" draw:name="Shape33" draw:style-name="gr8" draw:text-style-name="P124"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1"><text:s/>numbers and we have a function with the following definition: </text:span></text:span><text:span text:style-name="Source_20_Text"><text:span text:style-name="T261"><draw:frame text:anchor-type="as-char" svg:y="-0.328cm" draw:z-index="32" draw:name="Shape34" draw:style-name="gr8" draw:text-style-name="P124"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61">. </text:span></text:span><text:span text:style-name="Source_20_Text"><text:span text:style-name="T262">We can define the </text:span></text:span><text:span text:style-name="Source_20_Text"><text:span text:style-name="T262"><draw:frame text:anchor-type="as-char" svg:y="-0.328cm" draw:z-index="33" draw:name="Shape35" draw:style-name="gr8" draw:text-style-name="P124"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2"><text:s/>numbers as follows : </text:span></text:span><text:span text:style-name="Source_20_Text"><text:span text:style-name="T263">(</text:span></text:span><text:span text:style-name="Source_20_Text"><text:span text:style-name="T264">Rojas, R. (n.d.</text:span></text:span><text:span text:style-name="Source_20_Text"><text:span text:style-name="T263">)) </text:span></text:span></text:p>
      <text:p text:style-name="P109"><text:span text:style-name="Source_20_Text"><text:span text:style-name="T262"><text:tab/><text:tab/><text:tab/><text:tab/><text:tab/></text:span></text:span><text:span text:style-name="Source_20_Text"><text:span text:style-name="T262"><draw:frame text:anchor-type="as-char" svg:y="0.236cm" draw:z-index="34" draw:name="Shape36" draw:style-name="gr8" draw:text-style-name="P124"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9"><text:span text:style-name="Source_20_Text"><text:span text:style-name="T263"/></text:span></text:p>
      <text:p text:style-name="P111"><text:span text:style-name="Source_20_Text"><text:span text:style-name="T265">All necessary computational processes can also be defined within LC such as addition, multiplication, recursion, logical operators and conditionals. </text:span></text:span><text:span text:style-name="Source_20_Text"><text:span text:style-name="T263">(</text:span></text:span><text:span text:style-name="Source_20_Text"><text:span text:style-name="T264">Rojas, R. (n.d.</text:span></text:span><text:span text:style-name="Source_20_Text"><text:span text:style-name="T263">)) </text:span></text:span></text:p>
      <text:p text:style-name="P21"><text:span text:style-name="Source_20_Text"><text:span text:style-name="T266"/></text:span></text:p>
      <text:p text:style-name="P114"><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3"><text:soft-page-break/><text:span text:style-name="T166"/></text:p>
      <text:p text:style-name="P113"><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3"><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3"><text:span text:style-name="T166"/></text:p>
      <text:p text:style-name="P116"><text:span text:style-name="T166">T</text:span><text:span text:style-name="T172">he source code of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2"/>
      <text:p text:style-name="P123"><text:span text:style-name="T277">The generated lambda calculus uses Church Numerals in order to represent integers (</text:span><text:span text:style-name="T267"><draw:frame text:anchor-type="as-char" svg:y="-0.379cm" draw:z-index="37" draw:style-name="gr7" draw:text-style-name="P124" svg:width="4.844cm" svg:height="0.535cm"><draw:image xlink:href="Pictures/1000488E00000FC4000001C02BDB4615.svg" xlink:type="simple" xlink:show="embed" xlink:actuate="onLoad" draw:mime-type="image/svg+xml"><text:p/></draw:image><draw:image xlink:href="Pictures/100000010000009700000011ABE6BAC8.png" xlink:type="simple" xlink:show="embed" xlink:actuate="onLoad" draw:mime-type="image/png"/><svg:title>TexMaths</svg:title><svg:desc>12§display§\lambda f.\,\lambda x.\,f\bigl(f(\cdots(f(x))\cdots)\bigr)§svg§600§FALSE§</svg:desc></draw:frame></text:span><text:span text:style-name="T277">), booleans (</text:span><text:span text:style-name="T267"><draw:frame text:anchor-type="as-char" svg:y="-0.3cm" draw:z-index="38" draw:style-name="gr6" draw:text-style-name="P124" svg:width="4.897cm" svg:height="0.384cm"><draw:image xlink:href="Pictures/10005FBC00000FF000000140D61AB79F.svg" xlink:type="simple" xlink:show="embed" xlink:actuate="onLoad" draw:mime-type="image/svg+xml"><text:p/></draw:image><draw:image xlink:href="Pictures/10000001000000990000000C866227DA.png" xlink:type="simple" xlink:show="embed" xlink:actuate="onLoad" draw:mime-type="image/png"/><svg:title>TexMaths</svg:title><svg:desc>12§display§True \lambda t.\,\lambda f.\,t False \lambda t.\,\lambda f.\,f§svg§600§FALSE§</svg:desc></draw:frame></text:span><text:span text:style-name="T277">), addition (</text:span><text:span text:style-name="T267"><draw:frame text:anchor-type="as-char" svg:y="-0.339cm" draw:z-index="39" draw:style-name="gr5" draw:text-style-name="P124" svg:width="4.772cm" svg:height="0.452cm"><draw:image xlink:href="Pictures/1000571B00000F880000017A3F17CEA0.svg" xlink:type="simple" xlink:show="embed" xlink:actuate="onLoad" draw:mime-type="image/svg+xml"><text:p/></draw:image><draw:image xlink:href="Pictures/10000001000000950000000EFE9D62CA.png" xlink:type="simple" xlink:show="embed" xlink:actuate="onLoad" draw:mime-type="image/png"/><svg:title>TexMaths</svg:title><svg:desc>12§display§\lambda m.\,\lambda n.\,\lambda f.\,\lambda x.\,m\,f\,(n\,f\,x)§svg§600§FALSE§</svg:desc></draw:frame></text:span><text:span text:style-name="T277">) and <text:s/>multiplication (</text:span><text:span text:style-name="T267"><draw:frame text:anchor-type="as-char" svg:y="-0.314cm" draw:z-index="40" draw:style-name="gr4" draw:text-style-name="P124" svg:width="3.432cm" svg:height="0.421cm"><draw:image xlink:href="Pictures/10003F2000000B2C0000015F20FF2E71.svg" xlink:type="simple" xlink:show="embed" xlink:actuate="onLoad" draw:mime-type="image/svg+xml"><text:p/></draw:image><draw:image xlink:href="Pictures/100000010000006B0000000DD3C0673D.png" xlink:type="simple" xlink:show="embed" xlink:actuate="onLoad" draw:mime-type="image/png"/><svg:title>TexMaths</svg:title><svg:desc>12§display§\lambda m.\,\lambda n.\,\lambda f.\,m\,(n\,f)§svg§600§FALSE§</svg:desc></draw:frame></text:span><text:span text:style-name="T277">). </text:span><text:span text:style-name="T278">Alongside this, functions with multiple arguments are curried (e.g. </text:span><text:span text:style-name="T268"><draw:frame text:anchor-type="as-char" svg:y="-0.339cm" draw:z-index="41" draw:style-name="gr3" draw:text-style-name="P124" svg:width="6.45cm" svg:height="0.452cm"><draw:image xlink:href="Pictures/10005815000014FE0000017A20F88AD3.svg" xlink:type="simple" xlink:show="embed" xlink:actuate="onLoad" draw:mime-type="image/svg+xml"><text:p/></draw:image><draw:image xlink:href="Pictures/10000001000000C90000000EF6E62F2F.png" xlink:type="simple" xlink:show="embed" xlink:actuate="onLoad" draw:mime-type="image/png"/><svg:title>TexMaths</svg:title><svg:desc>12§display§(\lambda (x\,y).\;\text{body}) \;\;\;\longrightarrow\;\;\; \lambda x.\,\lambda y.\,\text{body}
§svg§600§FALSE§</svg:desc></draw:frame></text:span><text:span text:style-name="T278">). Selection statements are </text:span>desugared<text:span text:style-name="T278"> into functional booleans (</text:span><text:span text:style-name="T268"><draw:frame text:anchor-type="as-char" svg:y="-0.314cm" draw:z-index="42" draw:style-name="gr2" draw:text-style-name="P124" svg:width="7.712cm" svg:height="0.421cm"><draw:image xlink:href="Pictures/100068970000191A0000015F48669C3D.svg" xlink:type="simple" xlink:show="embed" xlink:actuate="onLoad" draw:mime-type="image/svg+xml"><text:p/></draw:image><draw:image xlink:href="Pictures/10000001000000F00000000D883A6D93.png" xlink:type="simple" xlink:show="embed" xlink:actuate="onLoad" draw:mime-type="image/png"/><svg:title>TexMaths</svg:title><svg:desc>12§display§(\text{if}\;\text{cond}\;\text{then}\;\text{else}) \;\;\;\longrightarrow\;\;\; (\text{cond}\;\text{then}\;\text{else})
§svg§600§FALSE§</svg:desc></draw:frame></text:span><text:span text:style-name="T278">). </text:span><text:span text:style-name="T279">Lists are also deconstructed into a set of left-associated functions (</text:span><text:span text:style-name="T269"><draw:frame text:anchor-type="as-char" svg:y="-0.339cm" draw:z-index="43" draw:style-name="gr1" draw:text-style-name="P124" svg:width="5.257cm" svg:height="0.452cm"><draw:image xlink:href="Pictures/1000424D0000111C0000017AA3B6EDFC.svg" xlink:type="simple" xlink:show="embed" xlink:actuate="onLoad" draw:mime-type="image/svg+xml"><text:p/></draw:image><draw:image xlink:href="Pictures/10000001000000A40000000E4FCC79A5.png" xlink:type="simple" xlink:show="embed" xlink:actuate="onLoad" draw:mime-type="image/png"/><svg:title>TexMaths</svg:title><svg:desc>12§display§(f\;a\;b\;c) \;\;\;\longrightarrow\;\;\; (((f\;a)\;b)\;c)
§svg§600§FALSE§</svg:desc></draw:frame></text:span><text:span text:style-name="T279">). This is all done in order to translate all tokens into pure LC. <text:s/></text:span></text:p>
      <text:p text:style-name="P117"/>
      <text:p text:style-name="P112"/>
      <text:p text:style-name="P34"><text:soft-page-break/>Conclusion</text:p>
      <text:p text:style-name="P34"/>
      <text:p text:style-name="P34">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5">https://www.researchgate.net/publication/351762702_An_Overview_of_Compiler_Construction</text:span></text:a></text:p>
      <text:p text:style-name="P25"/>
      <text:p text:style-name="P26"><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
      <text:p text:style-name="P26">S. Phalke <text:span text:style-name="T219">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5">Elsevie<text:span text:style-name="T224">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6"/>
      <text:p text:style-name="P26">Carol Critchlow &amp; David J. Eck Hobart <text:span text:style-name="T225">(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MUKUL RATHI <text:span text:style-name="T227">(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https://mukulrathi.com/create-your-own-programming-language/intro-to-type-checking/</text:a></text:p>
      <text:p text:style-name="P26"/>
      <text:p text:style-name="P26"/>
      <text:p text:style-name="P26">Cornell Computer Science Department <text:span text:style-name="T229">(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7">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6">(<text:a xlink:type="simple" xlink:href="https://www.sciencedirect.com/science/article/pii/S0898122197001843" text:style-name="Internet_20_link" text:visited-style-name="Visited_20_Internet_20_Link">https://www.sciencedirect.com/science/article/pii/S0898122197001843</text:a>)</text:p>
      <text:p text:style-name="P66"/>
      <text:p text:style-name="P66">Schrijver, A. (2011). <text:span text:style-name="T220">Theory of linear and integer programming</text:span>. Chichester ; Weinheim: Wiley.</text:p>
      <text:p text:style-name="P66"/>
      <text:p text:style-name="P98">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8"><text:soft-page-break/></text:p>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Alcorn, Paul (2022). </text:span><text:a xlink:type="simple" xlink:href="https://www.tomshardware.com/news/intel-amd-4q-2021-2022-market-share-desktop-notebook-server-x86" text:style-name="Internet_20_link" text:visited-style-name="Visited_20_Internet_20_Link"><text:span text:style-name="Citation">"AMD Sets All-Time CPU Market Share Record as Intel Gains in Desktop and Notebook PCs"</text:span></text:a><text:span text:style-name="Citation">. </text:span><text:a xlink:type="simple" xlink:href="https://en.wikipedia.org/wiki/Tom%27s_Hardware" text:style-name="Internet_20_link" text:visited-style-name="Visited_20_Internet_20_Link"><text:span text:style-name="Citation">Tom's Hardware</text:span></text:a><text:span text:style-name="Citation">.</text:span></text:p>
      <text:p text:style-name="P107"/>
      <text:p text:style-name="P40">Appendices </text:p>
      <text:p text:style-name="P99"/>
      <text:p text:style-name="P99">Appendix 1, FA Lexer Pseudocode :</text:p>
      <text:p text:style-name="P102"><text:span text:style-name="Strong_20_Emphasis"><text:span text:style-name="T226">DEFINE Token Types:</text:span></text:span></text:p>
      <text:p text:style-name="P102"><text:span text:style-name="Strong_20_Emphasis"><text:span text:style-name="T226"><text:s text:c="2"/>IF, THEN, ELSE, PRINT, TRUE, FALSE, SEMICOLON, EOF, INVALID</text:span></text:span></text:p>
      <text:p text:style-name="P102"><text:span text:style-name="Strong_20_Emphasis"><text:span text:style-name="T226"/></text:span></text:p>
      <text:p text:style-name="P102"><text:span text:style-name="Strong_20_Emphasis"><text:span text:style-name="T226">DEFINE Token:</text:span></text:span></text:p>
      <text:p text:style-name="P102"><text:span text:style-name="Strong_20_Emphasis"><text:span text:style-name="T226"><text:s text:c="2"/>type <text:s/>: TokenType</text:span></text:span></text:p>
      <text:p text:style-name="P102"><text:span text:style-name="Strong_20_Emphasis"><text:span text:style-name="T226"><text:s text:c="2"/>value : string</text:span></text:span></text:p>
      <text:p text:style-name="P102"><text:span text:style-name="Strong_20_Emphasis"><text:span text:style-name="T226"/></text:span></text:p>
      <text:p text:style-name="P102"><text:span text:style-name="Strong_20_Emphasis"><text:span text:style-name="T226">FUNCTION Lexer(input):</text:span></text:span></text:p>
      <text:p text:style-name="P102"><text:span text:style-name="Strong_20_Emphasis"><text:span text:style-name="T226"><text:s text:c="2"/>tokens = []</text:span></text:span></text:p>
      <text:p text:style-name="P102"><text:span text:style-name="Strong_20_Emphasis"><text:span text:style-name="T226"><text:s text:c="2"/>index = 0</text:span></text:span></text:p>
      <text:p text:style-name="P102"><text:span text:style-name="Strong_20_Emphasis"><text:span text:style-name="T226"/></text:span></text:p>
      <text:p text:style-name="P102"><text:span text:style-name="Strong_20_Emphasis"><text:span text:style-name="T226"><text:s text:c="2"/>WHILE index &lt; length of input:</text:span></text:span></text:p>
      <text:p text:style-name="P102"><text:span text:style-name="Strong_20_Emphasis"><text:span text:style-name="T226"><text:s text:c="4"/>SKIP whitespace</text:span></text:span></text:p>
      <text:p text:style-name="P102"><text:span text:style-name="Strong_20_Emphasis"><text:span text:style-name="T226"/></text:span></text:p>
      <text:p text:style-name="P102"><text:span text:style-name="Strong_20_Emphasis"><text:span text:style-name="T226"><text:s text:c="4"/>word = next word or character from input</text:span></text:span></text:p>
      <text:p text:style-name="P102"><text:span text:style-name="Strong_20_Emphasis"><text:span text:style-name="T226"/></text:span></text:p>
      <text:p text:style-name="P102"><text:span text:style-name="Strong_20_Emphasis"><text:span text:style-name="T226"><text:s text:c="4"/>SWITCH word:</text:span></text:span></text:p>
      <text:p text:style-name="P102"><text:span text:style-name="Strong_20_Emphasis"><text:span text:style-name="T226"><text:s text:c="6"/>CASE "if": <text:s text:c="8"/>ADD Token(IF, "if") to tokens</text:span></text:span></text:p>
      <text:p text:style-name="P102"><text:span text:style-name="Strong_20_Emphasis"><text:span text:style-name="T226"><text:s text:c="6"/>CASE "then": <text:s text:c="6"/>ADD Token(THEN, "then")</text:span></text:span></text:p>
      <text:p text:style-name="P102"><text:span text:style-name="Strong_20_Emphasis"><text:span text:style-name="T226"><text:s text:c="6"/>CASE "else": <text:s text:c="6"/>ADD Token(ELSE, "else")</text:span></text:span></text:p>
      <text:p text:style-name="P102"><text:span text:style-name="Strong_20_Emphasis"><text:span text:style-name="T226"><text:s text:c="6"/>CASE "print": <text:s text:c="5"/>ADD Token(PRINT, "print")</text:span></text:span></text:p>
      <text:p text:style-name="P102"><text:span text:style-name="Strong_20_Emphasis"><text:span text:style-name="T226"><text:s text:c="6"/>CASE "true": <text:s text:c="6"/>ADD Token(TRUE, "true")</text:span></text:span></text:p>
      <text:p text:style-name="P102"><text:span text:style-name="Strong_20_Emphasis"><text:span text:style-name="T226"><text:s text:c="6"/>CASE "false": <text:s text:c="5"/>ADD Token(FALSE, "false")</text:span></text:span></text:p>
      <text:p text:style-name="P102"><text:span text:style-name="Strong_20_Emphasis"><text:span text:style-name="T226"><text:s text:c="6"/>CASE ";": <text:s text:c="9"/>ADD Token(SEMICOLON, ";")</text:span></text:span></text:p>
      <text:p text:style-name="P102"><text:span text:style-name="Strong_20_Emphasis"><text:span text:style-name="T226"><text:s text:c="6"/>CASE "": <text:s text:c="10"/>ADD Token(EOF, "EOF")</text:span></text:span></text:p>
      <text:p text:style-name="P102"><text:span text:style-name="Strong_20_Emphasis"><text:span text:style-name="T226"><text:s text:c="6"/>DEFAULT: <text:s text:c="10"/>ADD Token(INVALID, word)</text:span></text:span></text:p>
      <text:p text:style-name="P102"><text:span text:style-name="Strong_20_Emphasis"><text:span text:style-name="T226"><text:s text:c="2"/>RETURN tokens</text:span></text:span></text:p>
      <text:p text:style-name="P102"><text:span text:style-name="Strong_20_Emphasis"><text:span text:style-name="T226"/></text:span></text:p>
      <text:p text:style-name="P102"><text:span text:style-name="Strong_20_Emphasis"><text:span text:style-name="T226">GLOBAL:</text:span></text:span></text:p>
      <text:p text:style-name="P102"><text:span text:style-name="Strong_20_Emphasis"><text:span text:style-name="T226"><text:s text:c="2"/>tokens = []</text:span></text:span></text:p>
      <text:p text:style-name="P102"><text:span text:style-name="Strong_20_Emphasis"><text:span text:style-name="T226"><text:s text:c="2"/>current = 0</text:span></text:span></text:p>
      <text:p text:style-name="P102"><text:span text:style-name="Strong_20_Emphasis"><text:span text:style-name="T226"/></text:span></text:p>
      <text:p text:style-name="P102"><text:span text:style-name="Strong_20_Emphasis"><text:span text:style-name="T226">FUNCTION Match(expectedType):</text:span></text:span></text:p>
      <text:p text:style-name="P102"><text:span text:style-name="Strong_20_Emphasis"><text:span text:style-name="T226"><text:s text:c="2"/>IF tokens[current].type == expectedTyp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Unexpected token</text:span></text:span></text:p>
      <text:p text:style-name="P102"><text:span text:style-name="Strong_20_Emphasis"><text:span text:style-name="T226"/></text:span></text:p>
      <text:p text:style-name="P102"><text:span text:style-name="Strong_20_Emphasis"><text:span text:style-name="T226">FUNCTION E(): <text:s/></text:span></text:span></text:p>
      <text:p text:style-name="P102"><text:span text:style-name="Strong_20_Emphasis"><text:span text:style-name="T226"><text:s text:c="2"/>IF current token is TRUE or FALS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Invalid expression</text:span></text:span></text:p>
      <text:p text:style-name="P102"><text:span text:style-name="Strong_20_Emphasis"><text:span text:style-name="T226"/></text:span></text:p>
      <text:p text:style-name="P102"><text:span text:style-name="Strong_20_Emphasis"><text:span text:style-name="T226">FUNCTION S(): </text:span></text:span></text:p>
      <text:p text:style-name="P102"><text:soft-page-break/><text:span text:style-name="Strong_20_Emphasis"><text:span text:style-name="T226"><text:s text:c="2"/>SWITCH current token:</text:span></text:span></text:p>
      <text:p text:style-name="P102"><text:span text:style-name="Strong_20_Emphasis"><text:span text:style-name="T226"><text:s text:c="4"/>CASE IF:</text:span></text:span></text:p>
      <text:p text:style-name="P102"><text:span text:style-name="Strong_20_Emphasis"><text:span text:style-name="T226"><text:s text:c="6"/>Match(IF)</text:span></text:span></text:p>
      <text:p text:style-name="P102"><text:span text:style-name="Strong_20_Emphasis"><text:span text:style-name="T226"><text:s text:c="6"/>E()</text:span></text:span></text:p>
      <text:p text:style-name="P102"><text:span text:style-name="Strong_20_Emphasis"><text:span text:style-name="T226"><text:s text:c="6"/>Match(THEN)</text:span></text:span></text:p>
      <text:p text:style-name="P102"><text:span text:style-name="Strong_20_Emphasis"><text:span text:style-name="T226"><text:s text:c="6"/>S()</text:span></text:span></text:p>
      <text:p text:style-name="P102"><text:span text:style-name="Strong_20_Emphasis"><text:span text:style-name="T226"><text:s text:c="6"/>Match(ELSE)</text:span></text:span></text:p>
      <text:p text:style-name="P102"><text:span text:style-name="Strong_20_Emphasis"><text:span text:style-name="T226"><text:s text:c="6"/>S()</text:span></text:span></text:p>
      <text:p text:style-name="P102"><text:span text:style-name="Strong_20_Emphasis"><text:span text:style-name="T226"><text:s text:c="4"/>CASE PRINT:</text:span></text:span></text:p>
      <text:p text:style-name="P102"><text:span text:style-name="Strong_20_Emphasis"><text:span text:style-name="T226"><text:s text:c="6"/>Match(PRINT)</text:span></text:span></text:p>
      <text:p text:style-name="P102"><text:span text:style-name="Strong_20_Emphasis"><text:span text:style-name="T226"><text:s text:c="6"/>Match(SEMICOLON)</text:span></text:span></text:p>
      <text:p text:style-name="P102"><text:span text:style-name="Strong_20_Emphasis"><text:span text:style-name="T226"><text:s text:c="4"/>DEFAULT:</text:span></text:span></text:p>
      <text:p text:style-name="P102"><text:span text:style-name="Strong_20_Emphasis"><text:span text:style-name="T226"><text:s text:c="6"/>ERROR: Invalid statement</text:span></text:span></text:p>
      <text:p text:style-name="P102"><text:span text:style-name="Strong_20_Emphasis"><text:span text:style-name="T226"/></text:span></text:p>
      <text:p text:style-name="P102"><text:span text:style-name="Strong_20_Emphasis"><text:span text:style-name="T226">FUNCTION ParseProgram():</text:span></text:span></text:p>
      <text:p text:style-name="P102"><text:span text:style-name="Strong_20_Emphasis"><text:span text:style-name="T226"><text:s text:c="2"/>CALL S()</text:span></text:span></text:p>
      <text:p text:style-name="P102"><text:span text:style-name="Strong_20_Emphasis"><text:span text:style-name="T226"><text:s text:c="2"/>IF current token is not EOF:</text:span></text:span></text:p>
      <text:p text:style-name="P102"><text:span text:style-name="Strong_20_Emphasis"><text:span text:style-name="T226"><text:s text:c="4"/>ERROR: Unexpected extra tokens</text:span></text:span></text:p>
      <text:p text:style-name="P102"><text:span text:style-name="Strong_20_Emphasis"><text:span text:style-name="T226"><text:s text:c="2"/>ELSE:</text:span></text:span></text:p>
      <text:p text:style-name="P102"><text:span text:style-name="Strong_20_Emphasis"><text:span text:style-name="T226"><text:s text:c="4"/>PRINT "Parsing successful"</text:span></text:span></text:p>
      <text:p text:style-name="P102"><text:span text:style-name="Strong_20_Emphasis"><text:span text:style-name="T226"/></text:span></text:p>
      <text:p text:style-name="P102"><text:span text:style-name="Strong_20_Emphasis"><text:span text:style-name="T226">MAIN:</text:span></text:span></text:p>
      <text:p text:style-name="P102"><text:span text:style-name="Strong_20_Emphasis"><text:span text:style-name="T226"><text:s text:c="2"/>input = "if true then print; else print;"</text:span></text:span></text:p>
      <text:p text:style-name="P102"><text:span text:style-name="Strong_20_Emphasis"><text:span text:style-name="T226"><text:s text:c="2"/>tokens = Lexer(input)</text:span></text:span></text:p>
      <text:p text:style-name="P102"><text:span text:style-name="Strong_20_Emphasis"><text:span text:style-name="T226"><text:s text:c="2"/>Print tokens for debugging</text:span></text:span></text:p>
      <text:p text:style-name="P102"><text:span text:style-name="Strong_20_Emphasis"><text:span text:style-name="T226"><text:s text:c="2"/>ParseProgram() </text:span></text:span></text:p>
      <text:p text:style-name="P100"><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75">2</text:span>, <text:span text:style-name="T275">Compiler Pipeline</text:span> :</text:p>
      <text:p text:style-name="P35"/>
      <text:p text:style-name="P101">Appendix <text:span text:style-name="T276">3, Compiler Source Code :</text:span></text:p>
      <text:p text:style-name="P101"><text:a xlink:type="simple" xlink:href="https://github.com/CamH04/Algorithim-research/tree/master/A%20Mathmatical%20Approach%20To%20Compilers/codebase" text:style-name="Internet_20_link" text:visited-style-name="Visited_20_Internet_20_Link"><text:soft-page-break/>https://github.com/CamH04/Algorithim-research/tree/master/A%20Mathmatical%20Approach%20To%20Compilers/codebase</text:a></text:p>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21T21:36:08.984978759</dc:date>
    <meta:editing-duration>PT14H39M45S</meta:editing-duration>
    <meta:editing-cycles>435</meta:editing-cycles>
    <meta:generator>LibreOffice/24.2.7.2$Linux_X86_64 LibreOffice_project/420$Build-2</meta:generator>
    <meta:document-statistic meta:table-count="2" meta:image-count="1" meta:object-count="0" meta:page-count="15" meta:paragraph-count="275" meta:word-count="4497" meta:character-count="28213" meta:non-whitespace-character-count="22960"/>
  </office:meta>
</office:document-meta>
</file>